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ibliography_20_1">
      <style:paragraph-properties>
        <style:tab-stops/>
      </style:paragraph-properties>
    </style:style>
    <style:style style:name="P2" style:family="paragraph" style:parent-style-name="Bibliography_20_Heading">
      <style:paragraph-properties fo:break-before="page"/>
    </style:style>
    <style:style style:name="P3" style:family="paragraph" style:parent-style-name="Contents_20_Heading">
      <style:paragraph-properties fo:break-before="page"/>
      <style:text-properties fo:language="pt" fo:country="BR"/>
    </style:style>
    <style:style style:name="P4" style:family="paragraph" style:parent-style-name="Text_20_body">
      <style:paragraph-properties fo:break-before="page"/>
      <style:text-properties fo:language="pt" fo:country="BR"/>
    </style:style>
    <style:style style:name="P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Footnote">
      <style:text-properties officeooo:rsid="000d01df" officeooo:paragraph-rsid="000d01df"/>
    </style:style>
    <style:style style:name="P8" style:family="paragraph" style:parent-style-name="Heading">
      <style:text-properties style:font-name="Arial" fo:language="pt" fo:country="BR"/>
    </style:style>
    <style:style style:name="P9" style:family="paragraph" style:parent-style-name="Heading">
      <style:paragraph-properties fo:text-align="end" style:justify-single-word="false"/>
      <style:text-properties style:font-name="Arial" fo:language="pt" fo:country="BR" officeooo:rsid="00060e07" officeooo:paragraph-rsid="00060e07"/>
    </style:style>
    <style:style style:name="P10" style:family="paragraph" style:parent-style-name="Subtitle">
      <style:text-properties style:font-name="Liberation Sans" fo:font-size="18pt" fo:language="pt" fo:country="BR" officeooo:rsid="0009db84" officeooo:paragraph-rsid="0009db84" style:font-name-asian="Microsoft YaHei" style:font-size-asian="18pt" style:font-name-complex="Mangal" style:font-size-complex="18pt"/>
    </style:style>
    <style:style style:name="P11" style:family="paragraph" style:parent-style-name="Text_20_body">
      <style:text-properties style:font-name="Arial" fo:language="pt" fo:country="BR"/>
    </style:style>
    <style:style style:name="P12" style:family="paragraph" style:parent-style-name="Text_20_body">
      <style:text-properties style:font-name="Arial" fo:language="pt" fo:country="BR" officeooo:rsid="00060e07" officeooo:paragraph-rsid="00060e07"/>
    </style:style>
    <style:style style:name="P13" style:family="paragraph" style:parent-style-name="Text_20_body">
      <style:paragraph-properties fo:text-align="center" style:justify-single-word="false"/>
      <style:text-properties style:font-name="Arial" fo:language="pt" fo:country="BR"/>
    </style:style>
    <style:style style:name="P14" style:family="paragraph" style:parent-style-name="Text_20_body">
      <style:text-properties style:font-name="Arial" fo:language="pt" fo:country="BR" officeooo:paragraph-rsid="000434c8"/>
    </style:style>
    <style:style style:name="P15" style:family="paragraph" style:parent-style-name="Text_20_body">
      <style:text-properties fo:language="pt" fo:country="BR"/>
    </style:style>
    <style:style style:name="P16" style:family="paragraph" style:parent-style-name="Title">
      <style:text-properties style:font-name="Arial" fo:language="pt" fo:country="BR" officeooo:rsid="00060e07" officeooo:paragraph-rsid="00060e07"/>
    </style:style>
    <style:style style:name="P17" style:family="paragraph" style:parent-style-name="Title">
      <style:text-properties style:font-name="Arial" fo:language="pt" fo:country="BR" officeooo:paragraph-rsid="00060e07"/>
    </style:style>
    <style:style style:name="P18" style:family="paragraph" style:parent-style-name="Bibliography_20_1">
      <style:paragraph-properties>
        <style:tab-stops/>
      </style:paragraph-properties>
    </style:style>
    <style:style style:name="P19" style:family="paragraph" style:parent-style-name="Bibliography_20_Heading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style:font-name="Arial" fo:language="pt" fo:country="BR" officeooo:rsid="00060e07" officeooo:paragraph-rsid="00060e07"/>
    </style:style>
    <style:style style:name="P22" style:family="paragraph" style:parent-style-name="Heading_20_2" style:list-style-name="">
      <style:text-properties style:font-name="Arial" fo:language="pt" fo:country="BR" officeooo:paragraph-rsid="00060e07"/>
    </style:style>
    <style:style style:name="P23" style:family="paragraph" style:parent-style-name="Heading_20_2">
      <style:text-properties style:font-name="Liberation Sans" fo:font-size="16.1000003814697pt" fo:language="pt" fo:country="BR" fo:font-weight="bold" officeooo:rsid="0008aa84" officeooo:paragraph-rsid="0008aa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officeooo:rsid="000434c8"/>
    </style:style>
    <style:style style:name="T2" style:family="text">
      <style:text-properties officeooo:rsid="00060e07"/>
    </style:style>
    <style:style style:name="T3" style:family="text">
      <style:text-properties officeooo:rsid="00076603"/>
    </style:style>
    <style:style style:name="T4" style:family="text">
      <style:text-properties officeooo:rsid="0008aa84"/>
    </style:style>
    <style:style style:name="T5" style:family="text">
      <style:text-properties fo:font-size="18.2000007629395pt" fo:font-weight="bold" officeooo:rsid="0008aa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fo:font-size="28pt" fo:font-weight="bold" officeooo:rsid="0009db84" style:font-name-asian="Microsoft YaHei" style:font-size-asian="28pt" style:font-weight-asian="bold" style:font-name-complex="Mangal" style:font-size-complex="28pt" style:font-weight-complex="bold"/>
    </style:style>
    <style:style style:name="T8" style:family="text">
      <style:text-properties fo:language="pt" fo:country="BR"/>
    </style:style>
    <style:style style:name="T9" style:family="text">
      <style:text-properties officeooo:rsid="000d01df"/>
    </style:style>
    <style:style style:name="T10" style:family="text">
      <style:text-properties officeooo:rsid="001015e1"/>
    </style:style>
    <style:style style:name="T11" style:family="text">
      <style:text-properties officeooo:rsid="0011d3f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luno: Jediel da Rosa Ribeiro</text:p>
      <text:p text:style-name="P16"/>
      <text:p text:style-name="P16"/>
      <text:p text:style-name="P16"/>
      <text:p text:style-name="P12"/>
      <text:p text:style-name="P12"/>
      <text:p text:style-name="P12"/>
      <text:p text:style-name="P17"><text:span text:style-name="T2">Título do </text:span><text:span text:style-name="T7">meu TCCC</text:span></text:p>
      <text:p text:style-name="P10">Sim, eu escrevi certo! Para!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text:span text:style-name="T2">BLUMENAU/SC</text:span><text:line-break/><text:span text:style-name="T2">MARÇO 2021</text:span></text:p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">Sumário</text:p>
          </text:index-title>
          <text:p text:style-name="P5"><text:a xlink:type="simple" xlink:href="#__RefHeading___Toc949_2409787086" text:style-name="Index_20_Link" text:visited-style-name="Index_20_Link"><text:span text:style-name="T8">Testeando 1<text:tab/>3</text:span></text:a></text:p>
          <text:p text:style-name="P6"><text:a xlink:type="simple" xlink:href="#__RefHeading___Toc951_2409787086" text:style-name="Index_20_Link" text:visited-style-name="Index_20_Link"><text:span text:style-name="T8">Testeando – Primeira divisão da primeira divisão 1.1<text:tab/>4</text:span></text:a></text:p>
          <text:p text:style-name="P6"><text:a xlink:type="simple" xlink:href="#__RefHeading___Toc109_2409787086" text:style-name="Index_20_Link" text:visited-style-name="Index_20_Link"><text:span text:style-name="T8">Testeando – Segunda divisão da primeira divisão 1.2<text:tab/>4</text:span></text:a></text:p>
          <text:p text:style-name="P5"><text:a xlink:type="simple" xlink:href="#__RefHeading___Toc111_2409787086" text:style-name="Index_20_Link" text:visited-style-name="Index_20_Link"><text:span text:style-name="T8">Testando – Agora eu escrevi certo 2<text:tab/>5</text:span></text:a></text:p>
        </text:index-body>
      </text:table-of-content>
      <text:h text:style-name="P22" text:outline-level="2"/>
      <text:h text:style-name="P20" text:outline-level="1"><text:bookmark-start text:name="__RefHeading___Toc949_2409787086"/><text:span text:style-name="T6">Testeando</text:span> 1<text:bookmark-end text:name="__RefHeading___Toc949_2409787086"/></text:h>
      <text:p text:style-name="P15"><text:tab/><text:span text:style-name="T3">Aqui está a primeira divisão do trabalho. </text:span><text:span text:style-name="T10">Meu trabalho é baseado no livro de John Stott </text:span><text:span text:style-name="T10"><text:bibliography-mark text:identifier="STOTT, jhon." text:bibliography-type="book" text:address="Viçoca MG" text:author="STOTT, jhon." text:booktitle="O discípulo radical" text:edition="1ª Edição" text:pages="42" text:publisher="Editora Ultimato" text:title="O discípulo radical" text:year="2011">[1]</text:bibliography-mark></text:span><text:span text:style-name="T10">. </text:span><text:span text:style-name="T11">Agora eu quero falar sobre algo que eu vi no Site tal </text:span><text:span text:style-name="T11"><text:bibliography-mark text:identifier="Pagina teste" text:bibliography-type="custom1" text:annote="Acesso em: 19 de abril de 2021" text:title="Catolicismo - Wikipédia" text:url="&lt;https://pt.wikipedia.org&gt;">[2]</text:bibliography-mark></text:span></text:p>
      <text:p text:style-name="P4"/>
      <text:h text:style-name="P23" text:outline-level="2"><text:bookmark-start text:name="__RefHeading___Toc951_2409787086"/>Testeando – Primeira divisão da primeira divisão 1.1<text:bookmark-end text:name="__RefHeading___Toc951_2409787086"/></text:h>
      <text:p text:style-name="P14"><text:tab/><text:span text:style-name="T1">Aqui tem um corpo da primeira divisão da primeira parte do trabalho.</text:span></text:p>
      <text:p text:style-name="P14"/>
      <text:h text:style-name="P23" text:outline-level="2"><text:bookmark-start text:name="__RefHeading___Toc109_2409787086"/>Testeando – Segunda divisão da primeira divisão 1.2<text:bookmark-end text:name="__RefHeading___Toc109_2409787086"/></text:h>
      <text:p text:style-name="P14"><text:tab/><text:span text:style-name="T1">Aqui tem o corpo da segunda divisão da primeira parte do trabalho.</text:span></text:p>
      <text:p text:style-name="P14"/>
      <text:p text:style-name="P14"/>
      <text:h text:style-name="P21" text:outline-level="1"><text:bookmark-start text:name="__RefHeading___Toc111_2409787086"/><text:span text:style-name="T5">Testando – Agora eu escrevi certo</text:span> <text:span text:style-name="T4">2</text:span><text:bookmark-end text:name="__RefHeading___Toc111_2409787086"/></text:h>
      <text:p text:style-name="P12"><text:tab/>Segunda parte do trabalho. <text:span text:style-name="T9">To escrevendo algo sobre</text:span><text:span text:style-name="T9"><text:note text:id="ftn1" text:note-class="footnote"><text:note-citation>1</text:note-citation><text:note-body><text:p text:style-name="P7">Mim! A nota de rodapé.</text:p></text:note-body></text:note></text:span><text:span text:style-name="T9">. Agora que já lemos a nota de rodapé, podemos continuar a falar sobre a segunda divisão do trabalho.</text:span></text:p>
      <text:bibliography text:style-name="Sect1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style-name="Strong_20_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style-name="Strong_20_Emphasis" text:bibliography-data-field="title"/>
            <text:index-entry-span>. </text:index-entry-span>
            <text:index-entry-bibliography text:bibliography-data-field="url"/>
            <text:index-entry-span>. </text:index-entry-span>
            <text:index-entry-bibliography text:bibliography-data-field="annote"/>
            <text:index-entry-span>.</text:index-entry-span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ia1_Head">
            <text:p text:style-name="P2">Bibliografia</text:p>
          </text:index-title>
          <text:p text:style-name="P1">1: STOTT, jhon. <text:span text:style-name="Strong_20_Emphasis">O discípulo radical</text:span>, 2011</text:p>
          <text:p text:style-name="P1">2: <text:span text:style-name="Strong_20_Emphasis">Catolicismo - Wikipédia</text:span>. &lt;https://pt.wikipedia.org&gt;. Acesso em: 19 de abril de 2021.</text:p>
        </text:index-body>
      </text:bibliography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officeooo:rsid="00060e07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loext:graphic-properties draw:opacity="0%"/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loext:graphic-properties draw:opacity="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 style:parent-style-name="Definition">
      <style:text-properties fo:color="#000000" loext:opacity="100%"/>
    </style:style>
    <style:style style:name="Definition" style:family="text"/>
    <style:style style:name="Variable" style:family="text">
      <style:text-properties fo:color="#000000" loext:opacity="100%" fo:font-style="italic" fo:background-color="#729fcf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19T11:34:04.751000000</dc:date>
    <meta:editing-duration>PT33M37S</meta:editing-duration>
    <meta:editing-cycles>11</meta:editing-cycles>
    <meta:document-statistic meta:table-count="0" meta:image-count="0" meta:object-count="0" meta:page-count="6" meta:paragraph-count="21" meta:word-count="171" meta:character-count="1014" meta:non-whitespace-character-count="853"/>
  </office:meta>
</office:document-meta>
</file>